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6f6c" officeooo:paragraph-rsid="00086f6c"/>
    </style:style>
    <style:style style:name="P2" style:family="paragraph" style:parent-style-name="Text_20_body">
      <style:text-properties fo:language="pt" fo:country="BR" officeooo:rsid="000ad224" officeooo:paragraph-rsid="000ad224"/>
    </style:style>
    <style:style style:name="P3" style:family="paragraph" style:parent-style-name="Text_20_body" style:list-style-name="L1">
      <style:text-properties fo:language="pt" fo:country="BR" officeooo:rsid="000ad224" officeooo:paragraph-rsid="000ad224"/>
    </style:style>
    <style:style style:name="P4" style:family="paragraph" style:parent-style-name="Text_20_body">
      <style:text-properties fo:language="pt" fo:country="BR" officeooo:rsid="000b4a6f" officeooo:paragraph-rsid="000b4a6f"/>
    </style:style>
    <style:style style:name="P5" style:family="paragraph" style:parent-style-name="Text_20_body">
      <style:text-properties officeooo:rsid="00098ac4" officeooo:paragraph-rsid="00098ac4"/>
    </style:style>
    <style:style style:name="P6" style:family="paragraph" style:parent-style-name="Text_20_body">
      <style:text-properties officeooo:rsid="000b4a6f" officeooo:paragraph-rsid="000b4a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189f"/>
    </style:style>
    <style:style style:name="T3" style:family="text">
      <style:text-properties officeooo:rsid="000a608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4a6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gro Calc Web</text:h>
      <text:p text:style-name="Text_20_body"/>
      <text:h text:style-name="Heading_20_2" text:outline-level="2">Sobre <text:span text:style-name="T2">o Agro Calc Web</text:span></text:h>
      <text:p text:style-name="P1">O Agro Calc Web é uma ferramenta para cálculos comumente utilizados no meio <text:span text:style-name="T3">agrícola</text:span>, assim você não precisa gastar tempo fazendo cálculos desnecessários e pode focar o seu tempo no que realmente importa: <text:span text:style-name="T1">a lavoura</text:span>.</text:p>
      <text:p text:style-name="P5">O tempo é algo essencial no meio agrícola, cada minuto é importante, deixe os cálculos para o Agro Calc Web, <text:s/>foque na sua produção. O objetivo dessa ferramenta é acelerar processos massantes para que sua dedicação à lavoura não seja desperdiçada.</text:p>
      <text:p text:style-name="P6">Novas funcionalidades serão adicionadas em breve.</text:p>
      <text:h text:style-name="Heading_20_2" text:outline-level="2">Recursos disponíveis</text:h>
      <text:p text:style-name="P2">Atualmente o Agro Calc Web conta uma ferramenta para agilizar os cálculos dos pulverizadores de barra puxados por tratores. Os cálculos disponíveis são:</text:p>
      <text:list xml:id="list4294133151993208710" text:style-name="L1">
        <text:list-item>
          <text:p text:style-name="P3">Dosagem de defensivos</text:p>
        </text:list-item>
        <text:list-item>
          <text:p text:style-name="P3">Volume de Pulverização</text:p>
        </text:list-item>
      </text:list>
      <text:p text:style-name="P2">A <text:span text:style-name="T1">dosagem do defensivo </text:span><text:span text:style-name="T5">permite verificar qual a quantidade de defensivo que deve ser colocado no tanque de pulverização para aplicação. Para utilizar é necessário informar a capacidade do tanque, o <text:s/>volume de calda do pulverizador e a dosagem recomendada do produto (em litros ou quilos).</text:span></text:p>
      <text:p text:style-name="P4"><text:span text:style-name="T5">O </text:span><text:span text:style-name="T1">Volume de Pulverização</text:span><text:span text:style-name="T4"> pode ser utilizado para calcular o volume da calda do pulverizador. Basta informar a vazão do bico, distância entre os bicos e a velocidade de trabalho. Ao selecionar uma unidade de área os cálculos serão ajustados automatic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21:52:51.313486218</meta:creation-date>
    <dc:date>2017-05-20T23:25:08.110979135</dc:date>
    <meta:editing-duration>PT1H8M4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210" meta:character-count="1306" meta:non-whitespace-character-count="1107"/>
  </office:meta>
</office:document-meta>
</file>